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13.1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13.86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25.46pt"/>
    </style:style>
    <style:style style:name="co11" style:family="table-column">
      <style:table-column-properties fo:break-before="auto" style:column-width="24.69pt"/>
    </style:style>
    <style:style style:name="co12" style:family="table-column">
      <style:table-column-properties fo:break-before="auto" style:column-width="231.5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c1c1c1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fo:color="#21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c1c1c1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fo:color="#211f1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Excel_20_Built-in_20_Input" style:data-style-name="N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Excel_20_Built-in_20_Input" style:data-style-name="N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0" style:family="table-cell" style:parent-style-name="Excel_20_Built-in_20_Input" style:data-style-name="N125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2">
      <style:table-cell-properties style:diagonal-bl-tr="none" style:diagonal-tl-br="none" fo:border="none" style:rotation-align="none"/>
    </style:style>
    <style:style style:name="ce9" style:family="table-cell" style:parent-style-name="Default" style:data-style-name="N125">
      <style:table-cell-properties style:diagonal-bl-tr="none" style:diagonal-tl-br="none" fo:border="none" style:rotation-align="none"/>
    </style:style>
    <style:style style:name="ce10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 style:data-style-name="N2">
      <style:table-cell-properties fo:border-bottom="0.74pt solid #000000" fo:border-left="none" fo:border-right="none" style:rotation-align="none" fo:border-top="none"/>
    </style:style>
    <style:style style:name="ce13" style:family="table-cell" style:parent-style-name="Default" style:data-style-name="N126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c1c1c1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fo:color="#211f1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25"/>
    <style:style style:name="ce43" style:family="table-cell" style:parent-style-name="Default">
      <style:table-cell-properties style:text-align-source="fix" style:repeat-content="fals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74pt solid #000000"/>
      <style:paragraph-properties fo:text-align="center"/>
    </style:style>
    <style:style style:name="ce4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48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4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/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55" style:family="table-cell" style:parent-style-name="Default">
      <style:table-cell-properties fo:border-bottom="0.74pt solid #000000" fo:border-left="none" fo:border-right="0.74pt solid #000000" fo:border-top="none"/>
    </style:style>
    <style:style style:name="ce56" style:family="table-cell" style:parent-style-name="Default">
      <style:table-cell-properties style:text-align-source="fix" style:repeat-content="false"/>
      <style:paragraph-properties fo:text-align="end"/>
    </style:style>
    <style:style style:name="ce57" style:family="table-cell" style:parent-style-name="Default" style:data-style-name="N125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3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ce28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PUT VOLTAGE</text:p>
          </table:table-cell>
          <table:table-cell table:style-name="ce6" office:value-type="float" office:value="240" calcext:value-type="float">
            <office:annotation draw:style-name="gr1" draw:text-style-name="P2" svg:width="110.35pt" svg:height="59.24pt" svg:x="318.33pt" svg:y="13.78pt" draw:caption-point-x="-11.54pt" draw:caption-point-y="0.28pt">
              <dc:date>2018-06-11T00:00:00</dc:date>
              <text:p text:style-name="P1"><text:span text:style-name="T1">Dan:</text:span></text:p>
              <text:p text:style-name="P1"><text:span text:style-name="T2">You can change these cells. </text:span></text:p>
              <text:p text:style-name="P1"><text:span text:style-name="T2"/></text:p>
            </office:annotation>
            <text:p>240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SIRED WATTAGE</text:p>
          </table:table-cell>
          <table:table-cell table:style-name="ce6" office:value-type="float" office:value="1766" calcext:value-type="float">
            <text:p>1766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MPERES (DO NOT EDIT)</text:p>
          </table:table-cell>
          <table:table-cell table:formula="of:=[.C3]/[.C2]" office:value-type="float" office:value="7.35833333333333" calcext:value-type="float">
            <text:p>7.35833333333333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1/Rt=4/Rx</text:p>
          </table:table-cell>
          <table:table-cell office:value-type="string" calcext:value-type="string">
            <text:p>4 equal element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HMS (DO NOT EDIT)</text:p>
          </table:table-cell>
          <table:table-cell table:formula="of:=([.C2]/[.C4])" office:value-type="float" office:value="32.6160815402039" calcext:value-type="float">
            <text:p>32.6160815402039</text:p>
          </table:table-cell>
          <table:table-cell office:value-type="string" calcext:value-type="string">
            <text:p>Ohms</text:p>
          </table:table-cell>
          <table:table-cell table:number-columns-repeated="8"/>
          <table:table-cell office:value-type="string" calcext:value-type="string">
            <text:p>1/Rt=1/R1+1/R2+1/R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IL DIAMETER</text:p>
          </table:table-cell>
          <table:table-cell table:style-name="ce6" office:value-type="float" office:value="0.375" calcext:value-type="float">
            <office:annotation draw:style-name="gr2" draw:text-style-name="P2" svg:width="110.35pt" svg:height="59.27pt" svg:x="318.33pt" svg:y="34.72pt" draw:caption-point-x="-11.54pt" draw:caption-point-y="32.54pt">
              <dc:date>2018-06-11T00:00:00</dc:date>
              <text:p text:style-name="P1"><text:span text:style-name="T1">Dan:</text:span></text:p>
              <text:p text:style-name="P1"><text:span text:style-name="T2">and this one</text:span></text:p>
              <text:p text:style-name="P1"><text:span text:style-name="T2"/></text:p>
            </office:annotation>
            <text:p>0.375</text:p>
          </table:table-cell>
          <table:table-cell office:value-type="string" calcext:value-type="string">
            <text:p>inches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retched length</text:p>
          </table:table-cell>
          <table:table-cell table:style-name="ce6" office:value-type="float" office:value="152" calcext:value-type="float">
            <text:p>152</text:p>
          </table:table-cell>
          <table:table-cell office:value-type="string" calcext:value-type="string">
            <text:p>inches</text:p>
          </table:table-cell>
          <table:table-cell table:number-columns-repeated="5"/>
          <table:table-cell table:style-name="ce56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S=2d</text:p>
          </table:table-cell>
          <table:table-cell table:style-name="ce30" table:formula="of:=PRODUCT([.C7];0.5)" office:value-type="float" office:value="76" calcext:value-type="float">
            <text:p>76.0</text:p>
          </table:table-cell>
          <table:table-cell office:value-type="string" calcext:value-type="string">
            <text:p>inches</text:p>
          </table:table-cell>
          <table:table-cell table:number-columns-repeated="5"/>
          <table:table-cell table:style-name="ce56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S=3d</text:p>
          </table:table-cell>
          <table:table-cell table:style-name="ce30" table:formula="of:=PRODUCT([.C7];0.333)" office:value-type="float" office:value="50.616" calcext:value-type="float">
            <text:p>50.6</text:p>
          </table:table-cell>
          <table:table-cell office:value-type="string" calcext:value-type="string">
            <text:p>inches</text:p>
          </table:table-cell>
          <table:table-cell table:number-columns-repeated="5"/>
          <table:table-cell table:style-name="ce5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8"/>
          <table:table-cell table:number-columns-repeated="6"/>
          <table:table-cell table:style-name="ce5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8"/>
          <table:table-cell/>
          <table:table-cell office:value-type="string" calcext:value-type="string">
            <text:p>S=3d</text:p>
          </table:table-cell>
          <table:table-cell table:number-columns-repeated="3"/>
          <table:table-cell office:value-type="string" calcext:value-type="string">
            <text:p>S=2d</text:p>
          </table:table-cell>
          <table:table-cell/>
          <table:table-cell table:style-name="ce56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Length of wire e12 AWG</text:p>
          </table:table-cell>
          <table:table-cell table:style-name="ce7" table:formula="of:=[.C5]/[.D93]" office:value-type="float" office:value="243.403593583611" calcext:value-type="float">
            <text:p>243.40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table:formula="of:=SUM([.C93])" office:value-type="float" office:value="63.47" calcext:value-type="float">
            <text:p>63.47</text:p>
          </table:table-cell>
          <table:table-cell table:style-name="ce56" office:value-type="string" calcext:value-type="string">
            <text:p>ft/lb</text:p>
          </table:table-cell>
          <table:table-cell table:number-columns-repeated="4"/>
          <table:table-cell office:value-type="string" calcext:value-type="string">
            <text:p>Ashley’s</text:p>
          </table:table-cell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93])) * 3.141" office:value-type="float" office:value="0.6702894" calcext:value-type="float">
            <text:p>0.67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6"/>
          <table:table-cell office:value-type="string" calcext:value-type="string">
            <text:p>Duncan ea 1029N</text:p>
          </table:table-cell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93]" office:value-type="float" office:value="12.3762376237624" calcext:value-type="float">
            <text:p>12.38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6"/>
          <table:table-cell office:value-type="string" calcext:value-type="string">
            <text:p>4s3p 3.2 or 3.7 Ohms/element, 13 or 15 Ohms/4element series, 4.3 or 5 Ohms/kiln</text:p>
          </table:table-cell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14]*12" office:value-type="float" office:value="148.514851485149" calcext:value-type="float">
            <text:p>148.51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6"/>
          <table:table-cell office:value-type="string" calcext:value-type="string">
            <text:p>1125W per element</text:p>
          </table:table-cell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15]*[.C13])/12" office:value-type="float" office:value="8.29566089108911" calcext:value-type="float">
            <text:p>8.3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6"/>
          <table:table-cell office:value-type="string" calcext:value-type="string">
            <text:p>V=60, ¼ 240V for each element</text:p>
          </table:table-cell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12]/[.C16]" office:value-type="float" office:value="29.3410732163686" calcext:value-type="float">
            <text:p>29.3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17]*12" office:value-type="float" office:value="352.092878596423" calcext:value-type="float">
            <text:p>352.09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4"/>
          <table:table-cell office:value-type="string" calcext:value-type="string">
            <text:p>~78” circumference</text:p>
          </table:table-cell>
        </table:table-row>
        <table:table-row table:style-name="ro2">
          <table:table-cell/>
          <table:table-cell table:style-name="ce4"/>
          <table:table-cell table:style-name="ce9"/>
          <table:table-cell table:style-name="ce16"/>
          <table:table-cell table:style-name="ce42"/>
          <table:table-cell/>
          <table:table-cell table:style-name="ce48" table:number-columns-repeated="2"/>
          <table:table-cell table:style-name="ce53"/>
          <table:table-cell/>
          <table:table-cell table:style-name="ce57"/>
          <table:table-cell table:number-columns-repeated="4"/>
          <table:table-cell office:value-type="string" calcext:value-type="string">
            <text:p>dia?</text:p>
          </table:table-cell>
        </table:table-row>
        <table:table-row table:style-name="ro1">
          <table:table-cell/>
          <table:table-cell table:style-name="ce3" office:value-type="string" calcext:value-type="string">
            <text:p>Length of wire e13 AWG</text:p>
          </table:table-cell>
          <table:table-cell table:style-name="ce7" table:formula="of:=[.C5]/[.D94]" office:value-type="float" office:value="192.99456532665" calcext:value-type="float">
            <text:p>192.99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table:formula="of:=SUM([.C94])" office:value-type="float" office:value="80.4" calcext:value-type="float">
            <text:p>80.4</text:p>
          </table:table-cell>
          <table:table-cell table:style-name="ce56" office:value-type="string" calcext:value-type="string">
            <text:p>ft/lb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94])) * 3.141" office:value-type="float" office:value="0.725571" calcext:value-type="float">
            <text:p>0.73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94]" office:value-type="float" office:value="13.8888888888889" calcext:value-type="float">
            <text:p>13.89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21]*12" office:value-type="float" office:value="166.666666666667" calcext:value-type="float">
            <text:p>166.67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22]*[.C20])/12" office:value-type="float" office:value="10.077375" calcext:value-type="float">
            <text:p>10.1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6"/>
          <table:table-cell office:value-type="string" calcext:value-type="string">
            <text:p>Skutt 1027 elements</text:p>
          </table:table-cell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19]/[.C23]" office:value-type="float" office:value="19.1512735535445" calcext:value-type="float">
            <text:p>19.2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24]*12" office:value-type="float" office:value="229.815282642533" calcext:value-type="float">
            <text:p>229.82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4"/>
          <table:table-cell office:value-type="string" calcext:value-type="string">
            <text:p>Top &amp; Bot: 26.3 Omhs .060”, 15AWG</text:p>
          </table:table-cell>
        </table:table-row>
        <table:table-row table:style-name="ro2">
          <table:table-cell/>
          <table:table-cell table:style-name="ce4"/>
          <table:table-cell table:style-name="ce9"/>
          <table:table-cell table:style-name="ce16"/>
          <table:table-cell table:style-name="ce42"/>
          <table:table-cell/>
          <table:table-cell table:style-name="ce48" table:number-columns-repeated="2"/>
          <table:table-cell table:style-name="ce53"/>
          <table:table-cell/>
          <table:table-cell table:style-name="ce57"/>
          <table:table-cell table:number-columns-repeated="4"/>
          <table:table-cell office:value-type="string" calcext:value-type="string">
            <text:p>Center: 32.6 Ohms .052”, 16AWG</text:p>
          </table:table-cell>
        </table:table-row>
        <table:table-row table:style-name="ro1">
          <table:table-cell/>
          <table:table-cell table:style-name="ce3" office:value-type="string" calcext:value-type="string">
            <text:p>Length of wire e14 AWG</text:p>
          </table:table-cell>
          <table:table-cell table:style-name="ce7" table:formula="of:=[.C5]/[.D95]" office:value-type="float" office:value="153.055286439248" calcext:value-type="float">
            <text:p>153.06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table:formula="of:=SUM([.C95])" office:value-type="float" office:value="101" calcext:value-type="float">
            <text:p>101</text:p>
          </table:table-cell>
          <table:table-cell table:style-name="ce56" office:value-type="string" calcext:value-type="string">
            <text:p>ft/lb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95])) * 3.141" office:value-type="float" office:value="0.7751988" calcext:value-type="float">
            <text:p>0.78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95]" office:value-type="float" office:value="15.600624024961" calcext:value-type="float">
            <text:p>15.60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28]*12" office:value-type="float" office:value="187.207488299532" calcext:value-type="float">
            <text:p>187.21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29]*[.C27])/12" office:value-type="float" office:value="12.0935850234009" calcext:value-type="float">
            <text:p>12.1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26]/[.C30]" office:value-type="float" office:value="12.6559069244635" calcext:value-type="float">
            <text:p>12.7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31]*12" office:value-type="float" office:value="151.870883093562" calcext:value-type="float">
            <text:p>151.87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5"/>
        </table:table-row>
        <table:table-row table:style-name="ro2">
          <table:table-cell/>
          <table:table-cell table:style-name="ce5"/>
          <table:table-cell table:style-name="ce10"/>
          <table:table-cell table:style-name="ce17" table:number-columns-repeated="2"/>
          <table:table-cell table:style-name="ce45"/>
          <table:table-cell table:style-name="ce49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Length of wire e15 AWG</text:p>
          </table:table-cell>
          <table:table-cell table:style-name="ce7" table:formula="of:=[.C5]/[.D96]" office:value-type="float" office:value="121.384747079285" calcext:value-type="float">
            <text:p>121.38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table:formula="of:=SUM([.C96])" office:value-type="float" office:value="127" calcext:value-type="float">
            <text:p>127</text:p>
          </table:table-cell>
          <table:table-cell table:style-name="ce56" office:value-type="string" calcext:value-type="string">
            <text:p>ft/lb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96])) * 3.141" office:value-type="float" office:value="0.8191728" calcext:value-type="float">
            <text:p>0.82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96]" office:value-type="float" office:value="17.5131348511384" calcext:value-type="float">
            <text:p>17.51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35]*12" office:value-type="float" office:value="210.15761821366" calcext:value-type="float">
            <text:p>210.16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36]*[.C34])/12" office:value-type="float" office:value="14.3462837127846" calcext:value-type="float">
            <text:p>14.3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33]/[.C37]" office:value-type="float" office:value="8.4610585925548" calcext:value-type="float">
            <text:p>8.5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38]*12" office:value-type="float" office:value="101.532703110658" calcext:value-type="float">
            <text:p>101.53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5"/>
        </table:table-row>
        <table:table-row table:style-name="ro2">
          <table:table-cell/>
          <table:table-cell table:style-name="ce5"/>
          <table:table-cell table:style-name="ce10"/>
          <table:table-cell table:style-name="ce17" table:number-columns-repeated="2"/>
          <table:table-cell table:style-name="ce45"/>
          <table:table-cell table:style-name="ce49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Length of wire e16 AWG</text:p>
          </table:table-cell>
          <table:table-cell table:style-name="ce7" table:formula="of:=[.C5]/[.D97]" office:value-type="float" office:value="96.2694260336595" calcext:value-type="float">
            <text:p>96.27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table:formula="of:=SUM([.C97])" office:value-type="float" office:value="160" calcext:value-type="float">
            <text:p>160</text:p>
          </table:table-cell>
          <table:table-cell table:style-name="ce56" office:value-type="string" calcext:value-type="string">
            <text:p>ft/lb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97])) * 3.141" office:value-type="float" office:value="0.8587494" calcext:value-type="float">
            <text:p>0.86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97]" office:value-type="float" office:value="19.6850393700787" calcext:value-type="float">
            <text:p>19.69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42]*12" office:value-type="float" office:value="236.220472440945" calcext:value-type="float">
            <text:p>236.22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43]*[.C41])/12" office:value-type="float" office:value="16.9045157480315" calcext:value-type="float">
            <text:p>16.9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40]/[.C44]" office:value-type="float" office:value="5.69489404302338" calcext:value-type="float">
            <text:p>5.7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45]*12" office:value-type="float" office:value="68.3387285162806" calcext:value-type="float">
            <text:p>68.34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5"/>
        </table:table-row>
        <table:table-row table:style-name="ro2">
          <table:table-cell/>
          <table:table-cell table:style-name="ce26"/>
          <table:table-cell table:style-name="ce35" table:number-columns-repeated="3"/>
          <table:table-cell table:style-name="ce45" table:number-columns-repeated="3"/>
          <table:table-cell table:style-name="ce55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Length of wire e17 AWG</text:p>
          </table:table-cell>
          <table:table-cell table:style-name="ce7" table:formula="of:=[.C5]/[.D98]" office:value-type="float" office:value="76.3485054780053" calcext:value-type="float">
            <text:p>76.35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table:formula="of:=SUM([.C98])" office:value-type="float" office:value="203" calcext:value-type="float">
            <text:p>203</text:p>
          </table:table-cell>
          <table:table-cell table:style-name="ce56" office:value-type="string" calcext:value-type="string">
            <text:p>ft/lb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- (2 *[.B98])) * 3.141" office:value-type="float" office:value="0.8933004" calcext:value-type="float">
            <text:p>0.89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98]" office:value-type="float" office:value="22.075055187638" calcext:value-type="float">
            <text:p>22.08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49]*12" office:value-type="float" office:value="264.900662251656" calcext:value-type="float">
            <text:p>264.90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50]*[.C48])/12" office:value-type="float" office:value="19.7196556291391" calcext:value-type="float">
            <text:p>19.7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47]/[.C51]" office:value-type="float" office:value="3.87169567835594" calcext:value-type="float">
            <text:p>3.9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52]*12" office:value-type="float" office:value="46.4603481402713" calcext:value-type="float">
            <text:p>46.46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5"/>
        </table:table-row>
        <table:table-row table:style-name="ro2">
          <table:table-cell/>
          <table:table-cell table:style-name="ce26"/>
          <table:table-cell table:style-name="ce35" table:number-columns-repeated="3"/>
          <table:table-cell table:style-name="ce45" table:number-columns-repeated="3"/>
          <table:table-cell table:style-name="ce55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Length of wire e18 AWG</text:p>
          </table:table-cell>
          <table:table-cell table:style-name="ce7" table:formula="of:=[.C5]/[.D99]" office:value-type="float" office:value="60.5459096718096" calcext:value-type="float">
            <text:p>60.55</text:p>
          </table:table-cell>
          <table:table-cell table:style-name="ce15" table:number-columns-repeated="2"/>
          <table:table-cell table:style-name="ce44"/>
          <table:table-cell table:style-name="ce46" table:number-columns-repeated="2"/>
          <table:table-cell table:style-name="ce18"/>
          <table:table-cell table:formula="of:=SUM([.C99])" office:value-type="float" office:value="255" calcext:value-type="float">
            <text:p>255</text:p>
          </table:table-cell>
          <table:table-cell table:style-name="ce56" office:value-type="string" calcext:value-type="string">
            <text:p>ft/lb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99])) * 3.141" office:value-type="float" office:value="0.9247104" calcext:value-type="float">
            <text:p>0.92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99]" office:value-type="float" office:value="24.8138957816377" calcext:value-type="float">
            <text:p>24.81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56]*12" office:value-type="float" office:value="297.766749379653" calcext:value-type="float">
            <text:p>297.77</text:p>
          </table:table-cell>
          <table:table-cell table:style-name="ce16" table:number-columns-repeated="2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8" table:formula="of:=([.C57]*[.C55])/12" office:value-type="float" office:value="22.9456674937966" calcext:value-type="float">
            <text:p>22.95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8" table:formula="of:=[.C54]/[.C58]" office:value-type="float" office:value="2.6386641263837" calcext:value-type="float">
            <text:p>2.64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59]*12" office:value-type="float" office:value="31.6639695166044" calcext:value-type="float">
            <text:p>31.66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5"/>
        </table:table-row>
        <table:table-row table:style-name="ro2">
          <table:table-cell/>
          <table:table-cell table:style-name="ce26"/>
          <table:table-cell table:style-name="ce36"/>
          <table:table-cell table:style-name="ce35" table:number-columns-repeated="2"/>
          <table:table-cell table:style-name="ce45" table:number-columns-repeated="3"/>
          <table:table-cell table:style-name="ce55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Length of wire e20 AWG</text:p>
          </table:table-cell>
          <table:table-cell table:style-name="ce7" table:formula="of:=[.C5]/[.D100]" office:value-type="float" office:value="38.0762100632779" calcext:value-type="float">
            <text:p>38.08</text:p>
          </table:table-cell>
          <table:table-cell table:style-name="ce15" table:number-columns-repeated="2"/>
          <table:table-cell table:style-name="ce44"/>
          <table:table-cell table:style-name="ce46" table:number-columns-repeated="2"/>
          <table:table-cell table:style-name="ce18"/>
          <table:table-cell table:formula="of:=SUM([.C100])" office:value-type="float" office:value="406" calcext:value-type="float">
            <text:p>406</text:p>
          </table:table-cell>
          <table:table-cell table:style-name="ce56" office:value-type="string" calcext:value-type="string">
            <text:p>ft/lb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100])) * 3.141" office:value-type="float" office:value="0.976851" calcext:value-type="float">
            <text:p>0.98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100]" office:value-type="float" office:value="31.25" calcext:value-type="float">
            <text:p>31.25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63]*12" office:value-type="float" office:value="375" calcext:value-type="float">
            <text:p>375.00</text:p>
          </table:table-cell>
          <table:table-cell table:style-name="ce16" table:number-columns-repeated="2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8" table:formula="of:=([.C64]*[.C62])/12" office:value-type="float" office:value="30.52659375" calcext:value-type="float">
            <text:p>30.53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13" table:formula="of:=[.C61]/[.C65]" office:value-type="float" office:value="1.24731276522714" calcext:value-type="float">
            <text:p>1.247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66]*12" office:value-type="float" office:value="14.9677531827256" calcext:value-type="float">
            <text:p>14.97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5"/>
        </table:table-row>
        <table:table-row table:style-name="ro2">
          <table:table-cell/>
          <table:table-cell table:style-name="ce26"/>
          <table:table-cell table:style-name="ce35" table:number-columns-repeated="3"/>
          <table:table-cell table:style-name="ce45" table:number-columns-repeated="3"/>
          <table:table-cell table:style-name="ce55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Length of wire t16 AWG</text:p>
          </table:table-cell>
          <table:table-cell table:style-name="ce7" table:formula="of:=[.C5]/[.D90]" office:value-type="float" office:value="100.666918333963" calcext:value-type="float">
            <text:p>100.67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table:formula="of:=SUM([.C90])" office:value-type="float" office:value="159" calcext:value-type="float">
            <text:p>159</text:p>
          </table:table-cell>
          <table:table-cell table:style-name="ce56" office:value-type="string" calcext:value-type="string">
            <text:p>ft/lb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90])) * 3.141" office:value-type="float" office:value="0.8587494" calcext:value-type="float">
            <text:p>0.86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90]" office:value-type="float" office:value="19.6850393700787" calcext:value-type="float">
            <text:p>19.69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70]*12" office:value-type="float" office:value="236.220472440945" calcext:value-type="float">
            <text:p>236.22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71]*[.C69])/12" office:value-type="float" office:value="16.9045157480315" calcext:value-type="float">
            <text:p>16.9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68]/[.C72]" office:value-type="float" office:value="5.95503117832198" calcext:value-type="float">
            <text:p>6.0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73]*12" office:value-type="float" office:value="71.4603741398638" calcext:value-type="float">
            <text:p>71.46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5"/>
        </table:table-row>
        <table:table-row table:style-name="ro2">
          <table:table-cell/>
          <table:table-cell table:style-name="ce26"/>
          <table:table-cell table:style-name="ce35" table:number-columns-repeated="3"/>
          <table:table-cell table:style-name="ce45" table:number-columns-repeated="3"/>
          <table:table-cell table:style-name="ce55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Length of wire t18 AWG</text:p>
          </table:table-cell>
          <table:table-cell table:style-name="ce7" table:formula="of:=[.C5]/[.D91]" office:value-type="float" office:value="63.3321971654444" calcext:value-type="float">
            <text:p>63.33</text:p>
          </table:table-cell>
          <table:table-cell table:style-name="ce15" table:number-columns-repeated="2"/>
          <table:table-cell table:style-name="ce44"/>
          <table:table-cell table:style-name="ce46" table:number-columns-repeated="2"/>
          <table:table-cell table:style-name="ce18"/>
          <table:table-cell table:formula="of:=SUM([.C91])" office:value-type="float" office:value="253" calcext:value-type="float">
            <text:p>253</text:p>
          </table:table-cell>
          <table:table-cell table:style-name="ce56" office:value-type="string" calcext:value-type="string">
            <text:p>ft/lb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91])) * 3.141" office:value-type="float" office:value="0.9247104" calcext:value-type="float">
            <text:p>0.92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91]" office:value-type="float" office:value="24.8138957816377" calcext:value-type="float">
            <text:p>24.81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77]*12" office:value-type="float" office:value="297.766749379653" calcext:value-type="float">
            <text:p>297.77</text:p>
          </table:table-cell>
          <table:table-cell table:style-name="ce16" table:number-columns-repeated="2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8" table:formula="of:=([.C78]*[.C76])/12" office:value-type="float" office:value="22.9456674937966" calcext:value-type="float">
            <text:p>22.95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/>
          <table:table-cell table:style-name="ce57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8" table:formula="of:=[.C75]/[.C79]" office:value-type="float" office:value="2.76009391239398" calcext:value-type="float">
            <text:p>2.76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80]*12" office:value-type="float" office:value="33.1211269487278" calcext:value-type="float">
            <text:p>33.12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 table:number-columns-repeated="7"/>
        </table:table-row>
        <table:table-row table:style-name="ro2">
          <table:table-cell/>
          <table:table-cell table:style-name="ce26"/>
          <table:table-cell table:style-name="ce36"/>
          <table:table-cell table:style-name="ce35" table:number-columns-repeated="2"/>
          <table:table-cell table:style-name="ce45" table:number-columns-repeated="3"/>
          <table:table-cell table:style-name="ce55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Length of wire t20 AWG</text:p>
          </table:table-cell>
          <table:table-cell table:style-name="ce7" table:formula="of:=[.C5]/[.D92]" office:value-type="float" office:value="39.9217644310941" calcext:value-type="float">
            <text:p>39.92</text:p>
          </table:table-cell>
          <table:table-cell table:style-name="ce15" table:number-columns-repeated="2"/>
          <table:table-cell table:style-name="ce44"/>
          <table:table-cell table:style-name="ce46" table:number-columns-repeated="2"/>
          <table:table-cell table:style-name="ce18"/>
          <table:table-cell table:formula="of:=SUM([.C92])" office:value-type="float" office:value="401" calcext:value-type="float">
            <text:p>401</text:p>
          </table:table-cell>
          <table:table-cell table:style-name="ce56" office:value-type="string" calcext:value-type="string">
            <text:p>ft/lb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92])) * 3.141" office:value-type="float" office:value="0.976851" calcext:value-type="float">
            <text:p>0.98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92]" office:value-type="float" office:value="31.25" calcext:value-type="float">
            <text:p>31.25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84]*12" office:value-type="float" office:value="375" calcext:value-type="float">
            <text:p>375.00</text:p>
          </table:table-cell>
          <table:table-cell table:style-name="ce16" table:number-columns-repeated="2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8" table:formula="of:=([.C85]*[.C83])/12" office:value-type="float" office:value="30.52659375" calcext:value-type="float">
            <text:p>30.53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13" table:formula="of:=[.C82]/[.C86]" office:value-type="float" office:value="1.30777003022468" calcext:value-type="float">
            <text:p>1.308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87]*12" office:value-type="float" office:value="15.6932403626962" calcext:value-type="float">
            <text:p>15.69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5"/>
        </table:table-row>
        <table:table-row table:style-name="ro2">
          <table:table-cell/>
          <table:table-cell table:style-name="ce26"/>
          <table:table-cell table:style-name="ce35" table:number-columns-repeated="3"/>
          <table:table-cell table:style-name="ce45" table:number-columns-repeated="3"/>
          <table:table-cell table:style-name="ce55"/>
          <table:table-cell table:number-columns-repeated="7"/>
        </table:table-row>
        <table:table-row table:style-name="ro1">
          <table:table-cell table:style-name="ce1" office:value-type="string" calcext:value-type="string">
            <text:p>Gauge</text:p>
          </table:table-cell>
          <table:table-cell table:style-name="ce1" office:value-type="string" calcext:value-type="string">
            <text:p>dia (inch)</text:p>
          </table:table-cell>
          <table:table-cell table:style-name="ce1" office:value-type="string" calcext:value-type="string">
            <text:p>ft/lb</text:p>
          </table:table-cell>
          <table:table-cell table:style-name="ce1" office:value-type="string" calcext:value-type="string">
            <text:p>ohms/ft</text:p>
          </table:table-cell>
          <table:table-cell table:style-name="ce1"/>
          <table:table-cell/>
          <table:table-cell table:style-name="ce50" table:number-columns-repeated="2"/>
          <table:table-cell table:style-name="ce1"/>
          <table:table-cell table:number-columns-repeated="7"/>
        </table:table-row>
        <table:table-row table:style-name="ro2">
          <table:table-cell table:style-name="ce2" office:value-type="string" calcext:value-type="string">
            <text:p>t16</text:p>
          </table:table-cell>
          <table:table-cell table:style-name="ce2" office:value-type="float" office:value="0.0508" calcext:value-type="float">
            <text:p>0.050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0.324" calcext:value-type="float">
            <text:p>0.324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t18</text:p>
          </table:table-cell>
          <table:table-cell table:style-name="ce2" office:value-type="float" office:value="0.0403" calcext:value-type="float">
            <text:p>0.0403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0.515" calcext:value-type="float">
            <text:p>0.515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t20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0.817" calcext:value-type="float">
            <text:p>0.817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e12</text:p>
          </table:table-cell>
          <table:table-cell table:style-name="ce2" office:value-type="float" office:value="0.0808" calcext:value-type="float">
            <text:p>0.0808</text:p>
          </table:table-cell>
          <table:table-cell table:style-name="ce2" office:value-type="float" office:value="63.47" calcext:value-type="float">
            <text:p>63.47</text:p>
          </table:table-cell>
          <table:table-cell table:style-name="ce2" office:value-type="float" office:value="0.134" calcext:value-type="float">
            <text:p>0.134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e13</text:p>
          </table:table-cell>
          <table:table-cell table:style-name="ce2" office:value-type="float" office:value="0.072" calcext:value-type="float">
            <text:p>0.072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0.169" calcext:value-type="float">
            <text:p>0.169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e14</text:p>
          </table:table-cell>
          <table:table-cell table:style-name="ce2" office:value-type="float" office:value="0.0641" calcext:value-type="float">
            <text:p>0.064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.2131" calcext:value-type="float">
            <text:p>0.2131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e15</text:p>
          </table:table-cell>
          <table:table-cell table:style-name="ce27" office:value-type="float" office:value="0.0571" calcext:value-type="float">
            <text:p>0.0571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2687" calcext:value-type="float">
            <text:p>0.2687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e16</text:p>
          </table:table-cell>
          <table:table-cell table:style-name="ce2" office:value-type="float" office:value="0.0508" calcext:value-type="float">
            <text:p>0.0508</text:p>
          </table:table-cell>
          <table:table-cell table:style-name="ce2" office:value-type="float" office:value="160" calcext:value-type="float">
            <text:p>160</text:p>
          </table:table-cell>
          <table:table-cell table:style-name="ce41" office:value-type="float" office:value="0.3388" calcext:value-type="float">
            <text:p>0.3388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e17</text:p>
          </table:table-cell>
          <table:table-cell table:style-name="ce2" office:value-type="float" office:value="0.0453" calcext:value-type="float">
            <text:p>0.0453</text:p>
          </table:table-cell>
          <table:table-cell table:style-name="ce2" office:value-type="float" office:value="203" calcext:value-type="float">
            <text:p>203</text:p>
          </table:table-cell>
          <table:table-cell table:style-name="ce41" office:value-type="float" office:value="0.4272" calcext:value-type="float">
            <text:p>0.4272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e18</text:p>
          </table:table-cell>
          <table:table-cell table:style-name="ce2" office:value-type="float" office:value="0.0403" calcext:value-type="float">
            <text:p>0.0403</text:p>
          </table:table-cell>
          <table:table-cell table:style-name="ce2" office:value-type="float" office:value="255" calcext:value-type="float">
            <text:p>255</text:p>
          </table:table-cell>
          <table:table-cell table:style-name="ce41" office:value-type="float" office:value="0.5387" calcext:value-type="float">
            <text:p>0.5387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e20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406" calcext:value-type="float">
            <text:p>406</text:p>
          </table:table-cell>
          <table:table-cell table:style-name="ce41" office:value-type="float" office:value="0.8566" calcext:value-type="float">
            <text:p>0.8566</text:p>
          </table:table-cell>
          <table:table-cell table:number-columns-repeated="12"/>
        </table:table-row>
        <table:table-row table:style-name="ro2">
          <table:table-cell table:style-name="ce2" table:number-columns-repeated="4"/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https://temcoindustrial.com/temco-rw0126-kanthal-a1-wire-25-ft.htm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https://www.euclids.com/pdf/wire-tables.pdf</text:p>
          </table:table-cell>
          <table:table-cell table:number-columns-repeated="14"/>
        </table:table-row>
        <table:table-row table:style-name="ro2" table:number-rows-repeated="104847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 style:data-style-name="N2" text:time-value="21:49:50.274735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30:45.249453618</meta:creation-date>
    <dc:date>2018-06-18T23:06:03.945148915</dc:date>
    <meta:editing-duration>PT2H10M17S</meta:editing-duration>
    <meta:editing-cycles>12</meta:editing-cycles>
    <meta:generator>LibreOffice/6.0.4.2$Linux_X86_64 LibreOffice_project/00$Build-2</meta:generator>
    <meta:document-statistic meta:table-count="1" meta:cell-count="359" meta:object-count="0"/>
  </office:meta>
</office:document-meta>
</file>